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15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16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17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18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19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20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21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2" style:family="paragraph" style:parent-style-name="Standard">
      <style:text-properties fo:language="es" fo:country="AR" fo:font-style="normal" officeooo:rsid="00132840" officeooo:paragraph-rsid="00132840" style:font-style-asian="normal" style:font-style-complex="normal"/>
    </style:style>
    <style:style style:name="P23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24" style:family="paragraph" style:parent-style-name="Standard">
      <style:text-properties fo:language="es" fo:country="AR" fo:font-style="normal" officeooo:rsid="001398b5" officeooo:paragraph-rsid="001398b5" style:font-style-asian="normal" style:font-style-complex="normal"/>
    </style:style>
    <style:style style:name="P25" style:family="paragraph" style:parent-style-name="Standard">
      <style:text-properties fo:language="es" fo:country="AR" fo:font-style="normal" officeooo:rsid="0015788b" officeooo:paragraph-rsid="0015788b" style:font-style-asian="normal" style:font-style-complex="normal"/>
    </style:style>
    <style:style style:name="P26" style:family="paragraph" style:parent-style-name="Standard">
      <style:text-properties fo:language="es" fo:country="AR" fo:font-style="normal" officeooo:rsid="0015788b" officeooo:paragraph-rsid="00172035" style:font-style-asian="normal" style:font-style-complex="normal"/>
    </style:style>
    <style:style style:name="P27" style:family="paragraph" style:parent-style-name="Standard">
      <style:text-properties fo:language="es" fo:country="AR" fo:font-style="normal" officeooo:rsid="0015788b" officeooo:paragraph-rsid="0017a948" style:font-style-asian="normal" style:font-style-complex="normal"/>
    </style:style>
    <style:style style:name="P28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29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0" style:family="paragraph" style:parent-style-name="Standard">
      <style:text-properties officeooo:paragraph-rsid="00132840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33" style:family="paragraph" style:parent-style-name="Standard">
      <style:text-properties style:font-name="Liberation Serif" fo:language="es" fo:country="AR" fo:font-style="normal" fo:font-weight="normal" officeooo:rsid="0015788b" officeooo:paragraph-rsid="0015788b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35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6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37" style:family="paragraph" style:parent-style-name="Standard">
      <style:text-properties fo:font-style="normal" officeooo:rsid="001978ca" officeooo:paragraph-rsid="001978ca" style:font-style-asian="normal" style:font-style-complex="normal"/>
    </style:style>
    <style:style style:name="P38" style:family="paragraph" style:parent-style-name="Standard">
      <style:text-properties fo:font-style="normal" officeooo:rsid="0019a094" officeooo:paragraph-rsid="0019a094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3" style:font-size-asian="8pt" style:font-name-complex="Arial3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3" style:font-size-asian="8pt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035" style:font-style-asian="italic" style:font-style-complex="italic"/>
    </style:style>
    <style:style style:name="T7" style:family="text">
      <style:text-properties officeooo:rsid="0008b9ae"/>
    </style:style>
    <style:style style:name="T8" style:family="text">
      <style:text-properties officeooo:rsid="000a52fd"/>
    </style:style>
    <style:style style:name="T9" style:family="text">
      <style:text-properties officeooo:rsid="000b77cf"/>
    </style:style>
    <style:style style:name="T10" style:family="text">
      <style:text-properties officeooo:rsid="000ba8d3"/>
    </style:style>
    <style:style style:name="T11" style:family="text">
      <style:text-properties officeooo:rsid="000c0f39"/>
    </style:style>
    <style:style style:name="T12" style:family="text">
      <style:text-properties fo:language="es" fo:country="AR"/>
    </style:style>
    <style:style style:name="T13" style:family="text">
      <style:text-properties fo:language="es" fo:country="AR" officeooo:rsid="000cfb7e"/>
    </style:style>
    <style:style style:name="T14" style:family="text">
      <style:text-properties fo:language="es" fo:country="AR" fo:font-style="normal" officeooo:rsid="00132840" style:font-style-asian="normal" style:font-style-complex="normal"/>
    </style:style>
    <style:style style:name="T15" style:family="text">
      <style:text-properties fo:language="es" fo:country="AR" officeooo:rsid="001337cc"/>
    </style:style>
    <style:style style:name="T16" style:family="text">
      <style:text-properties fo:language="en" fo:country="US"/>
    </style:style>
    <style:style style:name="T17" style:family="text">
      <style:text-properties officeooo:rsid="000f67bb"/>
    </style:style>
    <style:style style:name="T18" style:family="text">
      <style:text-properties officeooo:rsid="000ff7d4"/>
    </style:style>
    <style:style style:name="T19" style:family="text">
      <style:text-properties officeooo:rsid="00132840"/>
    </style:style>
    <style:style style:name="T20" style:family="text">
      <style:text-properties style:font-name="Arial2" fo:font-weight="normal" style:font-weight-asian="normal" style:font-weight-complex="normal"/>
    </style:style>
    <style:style style:name="T21" style:family="text">
      <style:text-properties officeooo:rsid="00172035"/>
    </style:style>
    <style:style style:name="T22" style:family="text">
      <style:text-properties officeooo:rsid="0017a9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31" loext:marker-style-name="T3"><text:span text:style-name="T3"/></text:p>
      <text:p text:style-name="P32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7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9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8">Resting is </text:span><text:span text:style-name="T9">25</text:span><text:span text:style-name="T8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lightning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10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1">4%</text:span> to <text:span text:style-name="T11">crit chance</text:span>, <text:span text:style-name="T11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4"><text:soft-page-break/></text:p>
      <text:p text:style-name="P37">HEAVY ARMOR</text:p>
      <text:p text:style-name="P37"/>
      <text:p text:style-name="P37">Steel Skull (Steel Helmet): <text:s/>20% affliction avoidance, Cannot be stunned, You cannot lose more than 10% of your maximum endurance per instance of damage</text:p>
      <text:p text:style-name="P37"/>
      <text:p text:style-name="P37">Dread Plate (Steel Cuirass): +20 max endurance, +4 thorns, 33% chance to curse attackers</text:p>
      <text:p text:style-name="P37"/>
      <text:p text:style-name="P37">Colossuss’s Stern Hand (Steel Gauntlets): +2 Maximum damage, +20% crit damage, 50% increased magnitude of modifiers if wielding 2-handed weapon</text:p>
      <text:p text:style-name="P14"/>
      <text:p text:style-name="P37">Frontal Assault (Steel Sabatons): +6% dodge, crits deal 33% reduced extra damage, Your dodge chance is converted to damage reduction at 50% of its value</text:p>
      <text:p text:style-name="P37"/>
      <text:p text:style-name="P37">The Keep (Greathelm): +3 armor, 15% reduced damage taken while under 50% endurance, Enemies that crit you are neutralized</text:p>
      <text:p text:style-name="P37"/>
      <text:p text:style-name="P38">Sacred Oath (Platemail): +25% healing received, +1 to divine spell rating, You take 1% reduced damage per active ritual on you</text:p>
      <text:p text:style-name="P37"/>
      <text:p text:style-name="P38">Mark of the Fearless (Plate Vambraces): +4% block chance, 5 endurance recovered on block, You can block while not wielding a shield</text:p>
      <text:p text:style-name="P37"/>
      <text:p text:style-name="P38">March of the Legion (Plate Greaves): +15 Max Endurance, + 2 to armor, Whenever an enemy hits you, gain 5 initiative</text:p>
      <text:p text:style-name="P37"/>
      <text:p text:style-name="P14">AXE WEAPONS</text:p>
      <text:p text:style-name="P14"/>
      <text:p text:style-name="P14">Grimscourge (Hatchet): +3 armor pen, +2 max damage, Hitting for max damage Curses the enemy</text:p>
      <text:p text:style-name="P14"/>
      <text:p text:style-name="P14"/>
      <text:p text:style-name="P14">Headsman’s Companion (War Axe): +10% accuracy, 3% of Endurance recovered on kill, Deals 20% extra damage to enemies below 50% endurance</text:p>
      <text:p text:style-name="P9"><text:span text:style-name="T5"/></text:p>
      <text:p text:style-name="P15"/>
      <text:p text:style-name="P14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4">Butcher’s Cleaver (Cleaver): 30% chance to bleed for 25% of damage, 5% satiety recovered on kill, Deals an extra +3 damage to bleeding enemies</text:p>
      <text:p text:style-name="P14"/>
      <text:p text:style-name="P14"/>
      <text:p text:style-name="P14">Ribcage Opener (Boarding Axe): Armor pen +3, crit chance +3%, 100% increased magnitude of modifiers against creatures at full endurance</text:p>
      <text:p text:style-name="P14"/>
      <text:p text:style-name="P14"/>
      <text:p text:style-name="P16">Demongrip (Great Axe): 25% of damage added as fire, +40% crit chance, Crits only deal 25% extra damage</text:p>
      <text:p text:style-name="P14"/>
      <text:p text:style-name="P14"/>
      <text:p text:style-name="P9"><text:span text:style-name="T5"/></text:p>
      <text:p text:style-name="P11"><text:soft-page-break/>BLADE WEAPONS</text:p>
      <text:p text:style-name="P11"/>
      <text:p text:style-name="P11">Viperfang (Dagger): Chance to poison 20%, chance to blind 10%, 3% extra accuracy and 5% extra damage per affliction on <text:span text:style-name="T18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T<text:span text:style-name="T19">HRUST</text:span> WEAPONS<text:line-break/><text:line-break/><text:span text:style-name="T12">Efficient Killer (Stiletto): Armor pen +3, Initiative +8, You deal 50% extra crit damage on the first turn of combat, decaying by 10% per turn</text:span></text:p>
      <text:p text:style-name="P10"><text:span text:style-name="T12"/></text:p>
      <text:p text:style-name="P10"><text:span text:style-name="T12"/></text:p>
      <text:p text:style-name="P19">Duelist Edge (Rapier) 9% chance to parry, +10 initiative on parry, Your next attack after parrying <text:span text:style-name="T17">or blocking</text:span> has +10% crit chance</text:p>
      <text:p text:style-name="P10"/>
      <text:p text:style-name="P10"/>
      <text:p text:style-name="P20">Adamantine Point (Estoc) +3 Strenght, Maximum damage +3, Crits roll damage twice and use the best result</text:p>
      <text:p text:style-name="P10"/>
      <text:p text:style-name="P10"/>
      <text:p text:style-name="P19">Crescent Moon (Sickle): 15% damage added as magic, +2 Lore, Your next spell after a critical hit deals 25% extra damage</text:p>
      <text:p text:style-name="P19"/>
      <text:p text:style-name="P19"/>
      <text:p text:style-name="P19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2">(</text:span><text:span text:style-name="T16">Scythe</text:span><text:span text:style-name="T12">): Chance to </text:span><text:span text:style-name="T16">neutralize</text:span><text:span text:style-name="T12"> 15%, chance to </text:span><text:span text:style-name="T16">restrain</text:span><text:span text:style-name="T12"> 10%, Crits deal 10% extra damage per affliction on the target</text:span></text:p>
      <text:p text:style-name="P10"><text:span text:style-name="T12"/></text:p>
      <text:p text:style-name="P10"><text:span text:style-name="T12"/></text:p>
      <text:p text:style-name="P22"><text:soft-page-break/>REACH WEAPONS</text:p>
      <text:p text:style-name="P10"><text:span text:style-name="T12"/></text:p>
      <text:p text:style-name="P16"><text:span text:style-name="T12">Daeva’s </text:span><text:span text:style-name="T15">Capriciousness</text:span><text:span text:style-name="T12"> (Katar): Crit chance +4%, chance to parry +7%, 10% to 25%</text:span><text:span text:style-name="T13"> </text:span><text:span text:style-name="T12">of damage added as a random type</text:span></text:p>
      <text:p text:style-name="P16"><text:span text:style-name="T12"/></text:p>
      <text:p text:style-name="P16"><text:span text:style-name="T12"/></text:p>
      <text:p text:style-name="P22">Marrowsap (Spear): Endurance recovered on kill 5%, satiety recovered on kill 5%, Deals 20% extra damage while at full satiety </text:p>
      <text:p text:style-name="P16"><text:span text:style-name="T12"/></text:p>
      <text:p text:style-name="P16"><text:span text:style-name="T12"/></text:p>
      <text:p text:style-name="P16"><text:span text:style-name="T12">Son of the Dragon (Pike): +35% chance to bleed for 25% of damage, +4% </text:span><text:span text:style-name="T15">crit chance</text:span><text:span text:style-name="T12">, Bleeding enemies cannot recover endurance</text:span></text:p>
      <text:p text:style-name="P16"><text:span text:style-name="T12"/></text:p>
      <text:p text:style-name="P16"><text:span text:style-name="T12"/></text:p>
      <text:p text:style-name="P22">Dervish (Claw): Accuracy +7%, armor pen +1, Basic attacks deal 40% less damage but strike twice</text:p>
      <text:p text:style-name="P16"><text:span text:style-name="T12"/></text:p>
      <text:p text:style-name="P16"><text:span text:style-name="T12"/></text:p>
      <text:p text:style-name="P22">Marid’s Gift (Trident): 30% chance to chill, 15% of damage added as cold, Enemy has 1 less armor per affliction on them</text:p>
      <text:p text:style-name="P16"><text:span text:style-name="T12"/></text:p>
      <text:p text:style-name="P16"><text:span text:style-name="T12"/></text:p>
      <text:p text:style-name="P23">Halberd of Corrosion (Voulge): +35% chance to poison, +7% accuracy, Whenever your poisons deal damage, reduce the enemy armor by 1</text:p>
      <text:p text:style-name="P30"><text:span text:style-name="T14"/></text:p>
      <text:p text:style-name="P16"><text:span text:style-name="T12"/></text:p>
      <text:p text:style-name="P16"><text:span text:style-name="T12"/></text:p>
      <text:p text:style-name="P17"><text:span text:style-name="T12">BLUDGEON WEAPONS</text:span></text:p>
      <text:p text:style-name="P17"><text:span text:style-name="T12"/></text:p>
      <text:p text:style-name="P23">Snapcrush (Club): Max damage +3, crit damage +20%, Enemies cannot dodge, block or parry for 1 turn after you land a crit</text:p>
      <text:p text:style-name="P17"><text:span text:style-name="T12"/></text:p>
      <text:p text:style-name="P17"><text:span text:style-name="T12"/></text:p>
      <text:p text:style-name="P23">Tool of Creation (War Hammer): +1 arcane spell rating, 10% of damage added as magic, 100% increased magnitude of modifiers while this weapon has an active glyph</text:p>
      <text:p text:style-name="P17"><text:span text:style-name="T12"/></text:p>
      <text:p text:style-name="P17"><text:span text:style-name="T12"/></text:p>
      <text:p text:style-name="P23">Thurizas (Maul): 35% of damage added as lightning, +2 to strenght, 1% chance to stun per every 5 strenght you have</text:p>
      <text:p text:style-name="P17"><text:span text:style-name="T12"/></text:p>
      <text:p text:style-name="P17"><text:span text:style-name="T12"/></text:p>
      <text:p text:style-name="P23">Battering Ram (Spiked club): +8% accuracy, +3% crit chance, Consecutive hits remove 1 armor from enemy (up to 5)</text:p>
      <text:p text:style-name="P17"><text:span text:style-name="T12"/></text:p>
      <text:p text:style-name="P16"><text:span text:style-name="T12"/></text:p>
      <text:p text:style-name="P24">Magister’s Rod (Flanged mace): +1 arcane spell rating, cannot be silenced, Your armor pen is converted to spell rating at 50% of its value </text:p>
      <text:p text:style-name="P18"><text:span text:style-name="T12"/></text:p>
      <text:p text:style-name="P18"><text:span text:style-name="T12"/></text:p>
      <text:p text:style-name="P24">Sterling Dawn (Morningstar): 20% reduced damage taken while under 50% endurance, +33% healing received, Gain 3% of damage added as magic per every point of excess armor pen</text:p>
      <text:p text:style-name="P18"><text:span text:style-name="T12"/></text:p>
      <text:p text:style-name="P18"><text:span text:style-name="T12"/></text:p>
      <text:p text:style-name="P16"><text:soft-page-break/><text:span text:style-name="T12"/></text:p>
      <text:p text:style-name="P21">DEFENSE WEAPONS</text:p>
      <text:p text:style-name="P13"><text:span text:style-name="T12"/></text:p>
      <text:p text:style-name="P13"><text:span text:style-name="T12"/></text:p>
      <text:p text:style-name="P21">Master of Defense (Lathi): Max Endurance +15, Dodge +3%, Your crit chance is converted to parry and block chance</text:p>
      <text:p text:style-name="P13"><text:span text:style-name="T12"/></text:p>
      <text:p text:style-name="P13"><text:span text:style-name="T12"/></text:p>
      <text:p text:style-name="P21">Shimmerstaff (Quarterstaff): +1 Arcane Spell rating, Lore +2, You have +1 armor per every 4 spell rating</text:p>
      <text:p text:style-name="P13"><text:span text:style-name="T12"/></text:p>
      <text:p text:style-name="P13"><text:span text:style-name="T12"/></text:p>
      <text:p text:style-name="P21">Spikeshaft (Bo): +3 Maximum damage, +4 thorns, Your gain parry chance equal to your thorns. Your thorns only deal damage when you parry</text:p>
      <text:p text:style-name="P13"><text:span text:style-name="T12"/></text:p>
      <text:p text:style-name="P13"><text:span text:style-name="T12"/></text:p>
      <text:p text:style-name="P21">Nightstick (Tonfa): Chance to blind 15%, accuracy +5%, 10% chance to retaliate with a basic attack when struck</text:p>
      <text:p text:style-name="P13"><text:span text:style-name="T12"/></text:p>
      <text:p text:style-name="P13"><text:span text:style-name="T12"/></text:p>
      <text:p text:style-name="P21">Steel Mass (Steel-tipped staff): Armor +3, Initiative on parry +15, Whenever you are directly hit, you gain +5% parry chance (up to 25%)</text:p>
      <text:p text:style-name="P13"><text:span text:style-name="T12"/></text:p>
      <text:p text:style-name="P13"><text:span text:style-name="T12"/></text:p>
      <text:p text:style-name="P21">Eventide (Warstaff): 35% damage added as cold, 25% cold resistance, Restrain enemy when you parry</text:p>
      <text:p text:style-name="P25">BOWS<text:line-break/></text:p>
      <text:p text:style-name="P25">Cuchaviva (Short bow): +15% damage added as magic, +10% affliction avoidance, 10% chance to convert a normal shot to a special arrow<text:line-break/></text:p>
      <text:p text:style-name="P25">Gandiva (Composite bow): +1 to Divine Spell rating, +2 to faith, The damage of this weapon scales off Faith instead of Strenght</text:p>
      <text:p text:style-name="P25"/>
      <text:p text:style-name="P25">Starfall (Longbow): +4% crit chance, Armor pen +2, When you land a killing blow, create 1-3 Seeking Arrows in your inventroy</text:p>
      <text:p text:style-name="P25"/>
      <text:p text:style-name="P25"><text:line-break/>CROSSBOWS<text:line-break/></text:p>
      <text:p text:style-name="P25">Zhuge: 20% chance to poison, <text:span text:style-name="T21">10% chance to blind, 33% chance of firing twice</text:span></text:p>
      <text:p text:style-name="P25"/>
      <text:p text:style-name="P25">Hellsiege: +25% damage added as fire, +20% crit damage, Gains +1% added as fire and +1% crit damage when landing killing blows (<text:span text:style-name="T5">Upgrades as you kill enemies)</text:span></text:p>
      <text:p text:style-name="P25"/>
      <text:p text:style-name="P33">Wallarmbrust (Arbalest): +10% accuracy, +2 maximum damage, Cannot be blocked or parried</text:p>
      <text:p text:style-name="P25"><text:span text:style-name="T20"/></text:p>
      <text:p text:style-name="P26"><text:line-break/>FIREARMS<text:line-break/></text:p>
      <text:p text:style-name="P28">Desperado (Pistolet): +8% accuracy, +4% crit chance, If you attack during the first turn of combat, it doesn’t consume the ammunition</text:p>
      <text:p text:style-name="P26"><text:soft-page-break/></text:p>
      <text:p text:style-name="P26"><text:span text:style-name="T21">Roaring Lion (Handgonne): +3 maximum damage, +25% crit damage, Destroying a limb deals 4% of the enemy’s max endurance as extra damage</text:span><text:line-break/><text:span text:style-name="T6">Your hand is gone!</text:span></text:p>
      <text:p text:style-name="P26"/>
      <text:p text:style-name="P28">Thundercrack (Arquebus): Armor pen +3, crit chance +4%, Your crit chance is converted to chance to stun<text:line-break/></text:p>
      <text:p text:style-name="P26">BUCKLERS<text:line-break/></text:p>
      <text:p text:style-name="P28">Brass Mirror: +33% healing received, +2 thorns, Blocking has a 40% chance of blinding the enemy</text:p>
      <text:p text:style-name="P26"/>
      <text:p text:style-name="P28">Confidence: Reduced extra damage from crits 33%, +2 dex, +10% chance to block while at full endurance, +5% chance to dodge while under 50% endurance</text:p>
      <text:p text:style-name="P28"/>
      <text:p text:style-name="P28">Chainbreaker: +5% chance to block, cannot be stunned, +5% chance to block per affliction on you</text:p>
      <text:p text:style-name="P26"><text:line-break/>SPIKED BUCKLERS<text:line-break/></text:p>
      <text:p text:style-name="P28">Jagged Ribcage: +4% chance to block, 6 thorns dealt on block, You heal for 25% of your thorns damage</text:p>
      <text:p text:style-name="P26"/>
      <text:p text:style-name="P29">Martyr’s Standard: Reduced extra damage from crits 33%, 10% reduced damage taken while under 50% life, Blocking doesn’t reduce damage, instead reflects as thorns</text:p>
      <text:p text:style-name="P27"/>
      <text:p text:style-name="P27"><text:span text:style-name="T22">Implement of Cruelty: +15% chance to bleed for 25% of damage, <text:s/>2% endurance recovered on kill, +15% chance to block against bleeding enemies</text:span></text:p>
      <text:p text:style-name="P27"><text:line-break/>SHIELDS<text:line-break/></text:p>
      <text:p text:style-name="P29">Kinetic Absorber: Lightning resistance 50%, +1 to spell rating, Reduce the cooldowns of your spells when you block</text:p>
      <text:p text:style-name="P27"/>
      <text:p text:style-name="P29">Prismatic Barrier: +15 max endurance, 5 endurance recovered on block, Grants 30% resistance to the last elemental damage taken</text:p>
      <text:p text:style-name="P27"/>
      <text:p text:style-name="P29">The Portcullis: +2 armor, +20% affliction avoidance, You have 100% chance to block until your first block each combat</text:p>
      <text:p text:style-name="P27"><text:line-break/>TOWER SHIELDS</text:p>
      <text:p text:style-name="P27"/>
      <text:p text:style-name="P29">The Citadel: Reduced extra damage from crits 50%, +10 max endurance, Your armor is converted to block chance at twice its value</text:p>
      <text:p text:style-name="P29"/>
      <text:p text:style-name="P29">Diamond Plate: +4% chance to block, +1 armor, Blocking has a 33% chance of disarming the enemy</text:p>
      <text:p text:style-name="P29"/>
      <text:p text:style-name="P29">Jotun’s Willpower: +2 Strenght, 25% fire resistance, Blocking has a 10% chance of casting Level 1 Cold Wave at the enem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5-06T22:55:23.178000000</dc:date>
    <meta:editing-duration>PT36M20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08" meta:word-count="1976" meta:character-count="12000" meta:non-whitespace-character-count="10111"/>
  </office:meta>
</office:document-meta>
</file>